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1f67f1"/>
    </style:style>
    <style:style style:name="P4"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1f7820" officeooo:paragraph-rsid="001f7820"/>
    </style:style>
    <style:style style:name="P5"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38f15" officeooo:paragraph-rsid="00238f15"/>
    </style:style>
    <style:style style:name="P6"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3bdd7" officeooo:paragraph-rsid="0023bdd7"/>
    </style:style>
    <style:style style:name="P7"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4f7f9" officeooo:paragraph-rsid="0024f7f9"/>
    </style:style>
    <style:style style:name="P8"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4f7f9" officeooo:paragraph-rsid="002a838b"/>
    </style:style>
    <style:style style:name="P9" style:family="paragraph" style:parent-style-name="Standard">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696a1" officeooo:paragraph-rsid="002696a1"/>
    </style:style>
    <style:style style:name="P10" style:family="paragraph" style:parent-style-name="Text_20_body">
      <style:paragraph-properties fo:margin-left="0in" fo:margin-right="0in" fo:orphans="2" fo:widows="2" fo:text-indent="0in" style:auto-text-indent="false"/>
      <style:text-properties fo:font-variant="normal" fo:text-transform="none" fo:color="#000000" style:font-name="Montserrat" fo:font-size="12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000000" style:font-name="Montserrat" fo:font-size="12pt" fo:letter-spacing="normal" fo:font-style="normal" fo:font-weight="normal" officeooo:rsid="00238f15" officeooo:paragraph-rsid="00238f15"/>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Montserrat" fo:font-size="12pt" fo:letter-spacing="normal" fo:font-style="normal" fo:font-weight="normal" officeooo:rsid="002696a1" officeooo:paragraph-rsid="002696a1"/>
    </style:style>
    <style:style style:name="P13" style:family="paragraph" style:parent-style-name="Text_20_body">
      <style:paragraph-properties fo:margin-left="0in" fo:margin-right="0in" fo:orphans="2" fo:widows="2" fo:text-indent="0in" style:auto-text-indent="false"/>
      <style:text-properties fo:font-variant="normal" fo:text-transform="none" style:font-name="Montserrat" fo:font-size="12pt" fo:letter-spacing="normal" fo:font-style="normal" fo:font-weight="normal" officeooo:rsid="00238f15" officeooo:paragraph-rsid="00238f15"/>
    </style:style>
    <style:style style:name="P14" style:family="paragraph" style:parent-style-name="Text_20_body">
      <style:paragraph-properties fo:margin-left="0in" fo:margin-right="0in" fo:margin-top="0in" fo:margin-bottom="0.1563in" loext:contextual-spacing="false" fo:line-height="162%" fo:orphans="2" fo:widows="2" fo:text-indent="0in" style:auto-text-indent="false"/>
      <style:text-properties fo:font-variant="normal" fo:text-transform="none" style:font-name="Montserrat" fo:font-size="12pt" fo:letter-spacing="normal" fo:font-style="normal" fo:font-weight="normal"/>
    </style:style>
    <style:style style:name="P15" style:family="paragraph" style:parent-style-name="Text_20_body">
      <style:paragraph-properties fo:margin-left="0in" fo:margin-right="0in" fo:margin-top="0in" fo:margin-bottom="0in" loext:contextual-spacing="false" fo:line-height="162%" fo:text-indent="0in" style:auto-text-indent="false"/>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Montserrat" fo:font-size="12pt" fo:letter-spacing="normal" fo:font-style="normal" fo:font-weight="normal"/>
    </style:style>
    <style:style style:name="P18"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style:style>
    <style:style style:name="P19" style:family="paragraph" style:parent-style-name="Text_20_body" style:list-style-name="L1">
      <style:paragraph-properties fo:margin-left="0in" fo:margin-right="0in" fo:margin-top="0in" fo:margin-bottom="0.0311in" loext:contextual-spacing="false" fo:line-height="162%" fo:orphans="2" fo:widows="2" fo:text-indent="0in" style:auto-text-indent="false"/>
      <style:text-properties fo:font-variant="normal" fo:text-transform="none" fo:color="#000000" style:font-name="Montserrat" fo:font-size="12pt" fo:letter-spacing="normal" fo:font-style="normal" fo:font-weight="normal"/>
    </style:style>
    <style:style style:name="P20" style:family="paragraph" style:parent-style-name="Text_20_body" style:list-style-name="L4">
      <style:paragraph-properties fo:margin-left="0in" fo:margin-right="0in" fo:margin-top="0in" fo:margin-bottom="0.0311in" loext:contextual-spacing="false" fo:line-height="162%" fo:orphans="2" fo:widows="2" fo:text-indent="0in" style:auto-text-indent="false"/>
      <style:text-properties fo:font-variant="normal" fo:text-transform="none" fo:color="#000000" style:font-name="Montserrat" fo:font-size="12pt" fo:letter-spacing="normal" fo:font-style="normal" fo:font-weight="normal"/>
    </style:style>
    <style:style style:name="P21" style:family="paragraph" style:parent-style-name="Text_20_body" style:list-style-name="L6">
      <style:paragraph-properties fo:margin-left="0in" fo:margin-right="0in" fo:margin-top="0in" fo:margin-bottom="0.0311in" loext:contextual-spacing="false" fo:line-height="162%" fo:orphans="2" fo:widows="2" fo:text-indent="0in" style:auto-text-indent="false"/>
      <style:text-properties fo:font-variant="normal" fo:text-transform="none" fo:color="#000000" style:font-name="Montserrat" fo:font-size="12pt" fo:letter-spacing="normal" fo:font-style="normal" fo:font-weight="normal"/>
    </style:style>
    <style:style style:name="P22" style:family="paragraph" style:parent-style-name="Text_20_body" style:list-style-name="L7">
      <style:paragraph-properties fo:margin-left="0in" fo:margin-right="0in" fo:margin-top="0in" fo:margin-bottom="0.0311in" loext:contextual-spacing="false" fo:line-height="162%" fo:orphans="2" fo:widows="2" fo:text-indent="0in" style:auto-text-indent="false"/>
      <style:text-properties fo:font-variant="normal" fo:text-transform="none" fo:color="#000000" style:font-name="Montserrat" fo:font-size="12pt" fo:letter-spacing="normal" fo:font-style="normal" fo:font-weight="normal"/>
    </style:style>
    <style:style style:name="P23" style:family="paragraph" style:parent-style-name="Text_20_body" style:list-style-name="L8">
      <style:paragraph-properties fo:margin-left="0in" fo:margin-right="0in" fo:margin-top="0in" fo:margin-bottom="0.0311in" loext:contextual-spacing="false" fo:line-height="162%" fo:orphans="2" fo:widows="2" fo:text-indent="0in" style:auto-text-indent="false"/>
      <style:text-properties fo:font-variant="normal" fo:text-transform="none" fo:color="#000000" style:font-name="Montserrat" fo:font-size="12pt" fo:letter-spacing="normal" fo:font-style="normal" fo:font-weight="normal"/>
    </style:style>
    <style:style style:name="P24" style:family="paragraph" style:parent-style-name="Text_20_body">
      <style:paragraph-properties fo:margin-left="0in" fo:margin-right="0in" fo:margin-top="0in" fo:margin-bottom="0.0311in" loext:contextual-spacing="false" fo:line-height="162%" fo:orphans="2" fo:widows="2" fo:text-indent="0in" style:auto-text-indent="false"/>
      <style:text-properties fo:font-variant="normal" fo:text-transform="none" fo:color="#000000" fo:letter-spacing="normal"/>
    </style:style>
    <style:style style:name="P25" style:family="paragraph" style:parent-style-name="Text_20_body" style:list-style-name="L5">
      <style:paragraph-properties fo:margin-left="0in" fo:margin-right="0in" fo:margin-top="0in" fo:margin-bottom="0.0311in" loext:contextual-spacing="false" fo:line-height="162%" fo:orphans="2" fo:widows="2" fo:text-indent="0in" style:auto-text-indent="false"/>
      <style:text-properties fo:font-variant="normal" fo:text-transform="none" fo:color="#000000" fo:letter-spacing="normal"/>
    </style:style>
    <style:style style:name="P26" style:family="paragraph" style:parent-style-name="Text_20_body" style:list-style-name="L10">
      <style:paragraph-properties fo:margin-left="0in" fo:margin-right="0in" fo:margin-top="0in" fo:margin-bottom="0.0311in" loext:contextual-spacing="false" fo:line-height="162%" fo:orphans="2" fo:widows="2" fo:text-indent="0in" style:auto-text-indent="false"/>
      <style:text-properties fo:font-variant="normal" fo:text-transform="none" fo:color="#000000" fo:letter-spacing="normal"/>
    </style:style>
    <style:style style:name="P27" style:family="paragraph" style:parent-style-name="Text_20_body" style:list-style-name="L12">
      <style:paragraph-properties fo:margin-left="0in" fo:margin-right="0in" fo:margin-top="0in" fo:margin-bottom="0.0311in" loext:contextual-spacing="false" fo:line-height="162%" fo:orphans="2" fo:widows="2" fo:text-indent="0in" style:auto-text-indent="false"/>
      <style:text-properties fo:font-variant="normal" fo:text-transform="none" fo:color="#000000" fo:letter-spacing="normal"/>
    </style:style>
    <style:style style:name="P28" style:family="paragraph" style:parent-style-name="Text_20_body" style:list-style-name="L2">
      <style:paragraph-properties fo:margin-left="0in" fo:margin-right="0in" fo:margin-top="0in" fo:margin-bottom="0.0311in" loext:contextual-spacing="false" fo:line-height="162%" fo:orphans="2" fo:widows="2" fo:text-indent="0in" style:auto-text-indent="false"/>
    </style:style>
    <style:style style:name="P29" style:family="paragraph" style:parent-style-name="Text_20_body" style:list-style-name="L11">
      <style:paragraph-properties fo:margin-left="0in" fo:margin-right="0in" fo:margin-top="0in" fo:margin-bottom="0.0311in" loext:contextual-spacing="false" fo:line-height="162%" fo:orphans="2" fo:widows="2" fo:text-indent="0in" style:auto-text-indent="false"/>
    </style:style>
    <style:style style:name="P30" style:family="paragraph" style:parent-style-name="Text_20_body" style:list-style-name="L13">
      <style:paragraph-properties fo:margin-left="0in" fo:margin-right="0in" fo:margin-top="0in" fo:margin-bottom="0.0311in" loext:contextual-spacing="false" fo:line-height="162%" fo:orphans="2" fo:widows="2" fo:text-indent="0in" style:auto-text-indent="false"/>
    </style:style>
    <style:style style:name="P3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32" style:family="paragraph" style:parent-style-name="Text_20_body" style:list-style-name="L2">
      <style:paragraph-properties fo:margin-left="0.0417in" fo:margin-right="0.0417in" fo:margin-top="0in" fo:margin-bottom="0in" loext:contextual-spacing="false" fo:line-height="162%" fo:orphans="2" fo:widows="2" fo:text-indent="0in" style:auto-text-indent="false"/>
    </style:style>
    <style:style style:name="P33" style:family="paragraph" style:parent-style-name="Text_20_body" style:list-style-name="L3">
      <style:paragraph-properties fo:margin-left="0.0417in" fo:margin-right="0.0417in" fo:margin-top="0in" fo:margin-bottom="0in" loext:contextual-spacing="false" fo:line-height="162%" fo:orphans="2" fo:widows="2" fo:text-indent="0in" style:auto-text-indent="false"/>
    </style:style>
    <style:style style:name="P34" style:family="paragraph" style:parent-style-name="Text_20_body" style:list-style-name="L9">
      <style:paragraph-properties fo:margin-left="0.0417in" fo:margin-right="0.0417in" fo:margin-top="0in" fo:margin-bottom="0in" loext:contextual-spacing="false" fo:line-height="162%" fo:orphans="2" fo:widows="2" fo:text-indent="0in" style:auto-text-indent="false"/>
    </style:style>
    <style:style style:name="P35" style:family="paragraph" style:parent-style-name="Text_20_body" style:list-style-name="L10">
      <style:paragraph-properties fo:margin-left="0.0417in" fo:margin-right="0.0417in" fo:margin-top="0in" fo:margin-bottom="0in" loext:contextual-spacing="false" fo:line-height="162%" fo:orphans="2" fo:widows="2" fo:text-indent="0in"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style:font-name="Montserrat" fo:font-size="12pt" fo:letter-spacing="normal" fo:font-style="normal" fo:font-weight="normal" officeooo:rsid="001f67f1"/>
    </style:style>
    <style:style style:name="T3" style:family="text">
      <style:text-properties fo:font-variant="normal" fo:text-transform="none" style:font-name="Montserrat" fo:font-size="12pt" fo:letter-spacing="normal" fo:font-style="normal" fo:font-weight="normal" loext:padding-left="0.052in" loext:padding-right="0.052in" loext:padding-top="0.0193in" loext:padding-bottom="0.0193in" loext:border="0.06pt solid #000000"/>
    </style:style>
    <style:style style:name="T4" style:family="text">
      <style:text-properties fo:font-variant="normal" fo:text-transform="none" style:font-name="Montserrat" fo:font-size="12pt" fo:letter-spacing="normal" fo:font-style="normal" fo:font-weight="normal" officeooo:rsid="002bee30" loext:padding-left="0.052in" loext:padding-right="0.052in" loext:padding-top="0.0193in" loext:padding-bottom="0.0193in" loext:border="0.06pt solid #000000"/>
    </style:style>
    <style:style style:name="T5" style:family="text">
      <style:text-properties fo:font-variant="normal" fo:text-transform="none" style:font-name="Montserrat" fo:font-size="12pt" fo:letter-spacing="normal" fo:font-weight="normal" officeooo:rsid="001f67f1"/>
    </style:style>
    <style:style style:name="T6" style:family="text">
      <style:text-properties fo:font-variant="normal" fo:text-transform="none" fo:color="#000000" style:font-name="Montserrat" fo:font-size="12pt" fo:letter-spacing="normal" fo:font-style="normal" fo:font-weight="normal"/>
    </style:style>
    <style:style style:name="T7" style:family="text">
      <style:text-properties fo:font-variant="normal" fo:text-transform="none" fo:color="#000000" style:font-name="Montserrat" fo:font-size="12pt" fo:letter-spacing="normal" fo:font-style="normal" fo:font-weight="normal" loext:padding-left="0.052in" loext:padding-right="0.052in" loext:padding-top="0.0193in" loext:padding-bottom="0.0193in" loext:border="0.06pt solid #000000"/>
    </style:style>
    <style:style style:name="T8" style:family="text">
      <style:text-properties fo:font-variant="normal" fo:text-transform="none" fo:color="#000000" style:font-name="Montserrat" fo:font-size="12pt" fo:letter-spacing="normal" fo:font-style="normal" fo:font-weight="normal" officeooo:rsid="002bee30" loext:padding-left="0.052in" loext:padding-right="0.052in" loext:padding-top="0.0193in" loext:padding-bottom="0.0193in" loext:border="0.06pt solid #000000"/>
    </style:style>
    <style:style style:name="T9" style:family="text">
      <style:text-properties fo:font-variant="normal" fo:text-transform="none" fo:color="#000000" style:font-name="Montserrat" fo:font-size="12pt" fo:letter-spacing="normal" fo:font-style="normal" fo:font-weight="bold"/>
    </style:style>
    <style:style style:name="T10" style:family="text">
      <style:text-properties fo:font-variant="normal" fo:text-transform="none" fo:color="#000000" style:font-name="Montserrat" fo:font-size="12pt" fo:letter-spacing="normal" fo:font-style="normal" fo:font-weight="bold" officeooo:rsid="002bee30" loext:padding-left="0.052in" loext:padding-right="0.052in" loext:padding-top="0.0193in" loext:padding-bottom="0.0193in" loext:border="0.06pt solid #000000"/>
    </style:style>
    <style:style style:name="T11" style:family="text">
      <style:text-properties fo:font-variant="normal" fo:text-transform="none" fo:color="#000000" style:font-name="monospace" fo:font-size="12pt" fo:letter-spacing="normal" fo:font-style="normal" fo:font-weight="normal" loext:padding-left="0.052in" loext:padding-right="0.052in" loext:padding-top="0.0193in" loext:padding-bottom="0.0193in" loext:border="0.06pt solid #000000"/>
    </style:style>
    <style:style style:name="T12" style:family="text">
      <style:text-properties fo:font-variant="normal" fo:text-transform="none" fo:color="#000000" style:font-name="monospace" fo:font-size="12pt" fo:letter-spacing="normal" fo:font-style="normal" fo:font-weight="normal" officeooo:rsid="002bee30" loext:padding-left="0.052in" loext:padding-right="0.052in" loext:padding-top="0.0193in" loext:padding-bottom="0.0193in" loext:border="0.06pt solid #000000"/>
    </style:style>
    <style:style style:name="T13" style:family="text">
      <style:text-properties fo:font-variant="normal" fo:text-transform="none" fo:color="#000000" fo:letter-spacing="normal"/>
    </style:style>
    <style:style style:name="T14" style:family="text">
      <style:text-properties fo:font-variant="normal" fo:text-transform="none" fo:letter-spacing="normal"/>
    </style:style>
    <style:style style:name="T15" style:family="text">
      <style:text-properties fo:font-variant="normal" fo:text-transform="none" style:font-name="monospace" fo:font-size="12pt" fo:letter-spacing="normal" fo:font-style="normal" fo:font-weight="normal" loext:padding-left="0.052in" loext:padding-right="0.052in" loext:padding-top="0.0193in" loext:padding-bottom="0.0193in" loext:border="0.06pt solid #000000"/>
    </style:style>
    <style:style style:name="T16" style:family="text">
      <style:text-properties style:font-name="Montserrat" fo:font-size="12pt" fo:letter-spacing="normal" fo:font-weight="normal"/>
    </style:style>
    <style:style style:name="T17" style:family="text">
      <style:text-properties style:font-name="Montserrat" fo:font-size="12pt" fo:font-style="normal" fo:font-weight="normal"/>
    </style:style>
    <style:style style:name="T18" style:family="text">
      <style:text-properties officeooo:rsid="0020412e"/>
    </style:style>
    <style:style style:name="T19" style:family="text">
      <style:text-properties style:font-name="monospace" loext:padding-left="0.052in" loext:padding-right="0.052in" loext:padding-top="0.0193in" loext:padding-bottom="0.0193in" loext:border="0.06pt solid #000000"/>
    </style:style>
    <style:style style:name="T20" style:family="text">
      <style:text-properties officeooo:rsid="002a838b"/>
    </style:style>
    <style:style style:name="T21" style:family="text">
      <style:text-properties fo:color="#ffffff" style:font-name="monospace" fo:font-size="10.5pt" fo:font-style="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vue</text:p>
      <text:p text:style-name="P3"/>
      <text:p text:style-name="P1"><text:span text:style-name="T2">les applications monopages, ou </text:span><text:span text:style-name="Emphasis"><text:span text:style-name="T5">Single Page Applications </text:span></text:span><text:span text:style-name="T2">(SPA).</text:span></text:p>
      <text:p text:style-name="P3"/>
      <text:p text:style-name="P1"><text:span text:style-name="T2">l</text:span><text:span text:style-name="T1">e lien CDN (</text:span><text:span text:style-name="Emphasis"><text:span text:style-name="T16">content delivery network</text:span></text:span><text:span text:style-name="T1">) ou RDC, en français (pour </text:span><text:span text:style-name="Emphasis"><text:span text:style-name="T16">réseau de diffusion de contenu</text:span></text:span><text:span text:style-name="T1">) pour Vue.</text:span></text:p>
      <text:p text:style-name="P2"/>
      <text:p text:style-name="P2"/>
      <text:p text:style-name="P4">Stockage des données : </text:p>
      <text:p text:style-name="P4"/>
      <text:p text:style-name="P2">d'une propriété « data » qui a comme valeur un objet.</text:p>
      <text:p text:style-name="P2"/>
      <text:p text:style-name="P2">Lorsque nous voulons afficher nos données dans notre application web, Vue utilise la syntaxe en "moustache" (entre deux accolades) pour afficher le rendu des données</text:p>
      <text:p text:style-name="P2"/>
      <text:p text:style-name="P2"><text:span text:style-name="T18">l</text:span>es doubles accolades peuvent aussi être utilisées pour afficher le rendu d'expressions JavaScript basiques</text:p>
      <text:p text:style-name="P2"/>
      <text:p text:style-name="P10"><text:bookmark text:name="r-6907415"/><text:bookmark text:name="r-6907414"/><text:bookmark text:name="r-6907424"/>installer Vue sur une page web sans l'aide d'outils de build ;</text:p>
      <text:list xml:id="list3984542485" text:style-name="L1">
        <text:list-item>
          <text:p text:style-name="P19"><text:bookmark text:name="r-6907416"/><text:bookmark text:name="r-6907417"/>mettre en place une nouvelle instance de Vue ;</text:p>
        </text:list-item>
        <text:list-item>
          <text:p text:style-name="P19"><text:bookmark text:name="r-6907418"/><text:bookmark text:name="r-6907419"/>associer Vue à un élément HTML ;</text:p>
        </text:list-item>
        <text:list-item>
          <text:p text:style-name="P19"><text:bookmark text:name="r-6907420"/><text:bookmark text:name="r-6907421"/>définir un espace de stockage de données simple ;</text:p>
        </text:list-item>
        <text:list-item>
          <text:p text:style-name="P19"><text:bookmark text:name="r-6907422"/><text:bookmark text:name="r-6907423"/>afficher le rendu de données à l'aide des doubles accolades.</text:p>
        </text:list-item>
      </text:list>
      <text:p text:style-name="P5">Github pour devtools</text:p>
      <text:p text:style-name="P5"><text:a xlink:type="simple" xlink:href="https://github.com/vuejs/devtools" text:style-name="Internet_20_link" text:visited-style-name="Visited_20_Internet_20_Link">https://github.com/vuejs/devtools</text:a></text:p>
      <text:p text:style-name="P5"/>
      <text:p text:style-name="P5"/>
      <text:p text:style-name="P6">données statiques, par definition problème du html !! on abesoin du js via le dom pour avoir des variables … avec vue … </text:p>
      <text:p text:style-name="P11"><text:bookmark text:name="r-6862082"/><text:bookmark text:name="r-6862076"/><text:bookmark text:name="r-6862077"/>les données réactives et leur importance dans la création de données maintenables dans une application ;</text:p>
      <text:list xml:id="list1609199372" text:style-name="L2">
        <text:list-item>
          <text:p text:style-name="P32"><text:bookmark text:name="r-6862079"/><text:bookmark text:name="r-6862078"/><text:span text:style-name="T6">comment utiliser  </text:span><text:span text:style-name="Source_20_Text"><text:span text:style-name="T11">data</text:span></text:span><text:span text:style-name="T6">  pour gérer les données dans votre application Vue.js ;</text:span></text:p>
        </text:list-item>
        <text:list-item>
          <text:p text:style-name="P28"><text:bookmark text:name="r-6862081"/><text:bookmark text:name="r-6862080"/><text:span text:style-name="T6">comment utiliser les propriétés calculées (</text:span><text:span text:style-name="Emphasis"><text:span text:style-name="T6">computed properties</text:span></text:span><text:span text:style-name="T6">) pour simplifier votre code et la gestion de vos données.</text:span></text:p>
        </text:list-item>
      </text:list>
      <text:p text:style-name="P13"/>
      <text:p text:style-name="P13"/>
      <text:p text:style-name="P13"/>
      <text:p text:style-name="P13"/>
      <text:p text:style-name="P13"/>
      <text:p text:style-name="P13"><text:soft-page-break/></text:p>
      <text:p text:style-name="P13"/>
      <text:p text:style-name="P13"><text:bookmark text:name="r-6862596"/>Les directives nous fournissent un moyen standard pour résoudre les problèmes courants. Elles sont particulièrement puissantes et écrites de manière sémantique, afin que le code soit facile à comprendre. Les directives ressemblent à des attributs HTML avec une différence principale : elles disposent toutes du préfixe  <text:span text:style-name="Source_20_Text"><text:span text:style-name="T19">v-</text:span></text:span>. Voici quelques directives courantes que vous rencontrerez dans les applications Vue :</text:p>
      <text:list xml:id="list4118713291" text:style-name="L3">
        <text:list-item>
          <text:p text:style-name="P33"><text:bookmark text:name="r-6862403"/><text:bookmark text:name="r-6862404"/><text:bookmark text:name="r-6862415"/><text:span text:style-name="T13"> </text:span><text:span text:style-name="Source_20_Text"><text:span text:style-name="T11">v-if</text:span></text:span><text:span text:style-name="T6">,  </text:span><text:span text:style-name="Source_20_Text"><text:span text:style-name="T11">v-else-if</text:span></text:span><text:span text:style-name="T6">, </text:span><text:span text:style-name="Source_20_Text"><text:span text:style-name="T11">v-else</text:span></text:span></text:p>
        </text:list-item>
        <text:list-item>
          <text:p text:style-name="P33"><text:bookmark text:name="r-6862405"/><text:bookmark text:name="r-6862406"/><text:span text:style-name="T13"> </text:span><text:span text:style-name="Source_20_Text"><text:span text:style-name="T11">v-show</text:span></text:span></text:p>
        </text:list-item>
        <text:list-item>
          <text:p text:style-name="P33"><text:bookmark text:name="r-6862407"/><text:bookmark text:name="r-6862408"/><text:span text:style-name="T13"> </text:span><text:span text:style-name="Source_20_Text"><text:span text:style-name="T11">v-for</text:span></text:span></text:p>
        </text:list-item>
        <text:list-item>
          <text:p text:style-name="P33"><text:bookmark text:name="r-6862409"/><text:bookmark text:name="r-6862410"/><text:span text:style-name="T13"> </text:span><text:span text:style-name="Source_20_Text"><text:span text:style-name="T11">v-bind</text:span></text:span></text:p>
        </text:list-item>
        <text:list-item>
          <text:p text:style-name="P33"><text:bookmark text:name="r-6862411"/><text:bookmark text:name="r-6862412"/><text:span text:style-name="T13"> </text:span><text:span text:style-name="Source_20_Text"><text:span text:style-name="T11">v-on</text:span></text:span></text:p>
        </text:list-item>
        <text:list-item>
          <text:p text:style-name="P33"><text:bookmark text:name="r-6862413"/><text:bookmark text:name="r-6862414"/><text:span text:style-name="T13"> </text:span><text:span text:style-name="Source_20_Text"><text:span text:style-name="T11">v-model</text:span></text:span></text:p>
        </text:list-item>
      </text:list>
      <text:p text:style-name="Text_20_body"><text:line-break/></text:p>
      <text:p text:style-name="P13"/>
      <text:p text:style-name="P13"><text:bookmark text:name="r-6862839"/>Félicitations ! Vous avez acquis les compétences nécessaires pour utiliser les directives dans le but de :</text:p>
      <text:list xml:id="list4149765044" text:style-name="L4">
        <text:list-item>
          <text:p text:style-name="P20"><text:bookmark text:name="r-6862573"/><text:bookmark text:name="r-6862574"/><text:bookmark text:name="r-6862585"/>afficher et masquer du contenu ;</text:p>
        </text:list-item>
        <text:list-item>
          <text:p text:style-name="P20"><text:bookmark text:name="r-6862575"/><text:bookmark text:name="r-6862576"/>réaliser une boucle à travers une liste de données et afficher le rendu de son contenu ;</text:p>
        </text:list-item>
        <text:list-item>
          <text:p text:style-name="P20"><text:bookmark text:name="r-6862577"/><text:bookmark text:name="r-6862578"/>mettre à jour des attributs HTML de façon dynamique ;</text:p>
        </text:list-item>
        <text:list-item>
          <text:p text:style-name="P20"><text:bookmark text:name="r-6862579"/><text:bookmark text:name="r-6862580"/>écouter des événements auxquels vous pouvez répondre ;</text:p>
        </text:list-item>
        <text:list-item>
          <text:p text:style-name="P20"><text:bookmark text:name="r-6862581"/><text:bookmark text:name="r-6862582"/>créer des fonctions JavaScript que Vue.js peut utiliser ;</text:p>
        </text:list-item>
        <text:list-item>
          <text:p text:style-name="P20"><text:bookmark text:name="r-6862583"/><text:bookmark text:name="r-6862584"/>configurer des formulaires pour que votre data store soit mis à jour au fur et à mesure que l'utilisateur interagit avec lui.</text:p>
        </text:list-item>
      </text:list>
      <text:p text:style-name="P5"/>
      <text:p text:style-name="P5"/>
      <text:p text:style-name="P5"/>
      <text:p text:style-name="P5"/>
      <text:p text:style-name="P5"/>
      <text:p text:style-name="P5"/>
      <text:p text:style-name="P5"/>
      <text:p text:style-name="P5"/>
      <text:p text:style-name="P7"><text:soft-page-break/><text:span text:style-name="Emphasis"/></text:p>
      <text:p text:style-name="P8"><text:span text:style-name="Emphasis"><text:span text:style-name="T20">Creer un nouveau projet :</text:span></text:span></text:p>
      <text:p text:style-name="P8"><text:span text:style-name="Emphasis"><text:span text:style-name="T20">=&gt; </text:span></text:span><text:span text:style-name="Emphasis">vue create my-first-vue-cli-app</text:span></text:p>
      <text:p text:style-name="P8"><text:span text:style-name="Emphasis"><text:span text:style-name="T21">vue create my-first-vue-cli-a</text:span></text:span></text:p>
      <text:p text:style-name="P7"><text:span text:style-name="Emphasis"/></text:p>
      <text:p text:style-name="P7"><text:span text:style-name="Emphasis"/></text:p>
      <text:p text:style-name="P7"><text:span text:style-name="Emphasis">preset</text:span> ( vous pouvez le traduire par "préréglage") :</text:p>
      <text:p text:style-name="P7">Commande vue ui pour lancer une interface graphique …</text:p>
      <text:p text:style-name="P7">npm run serve</text:p>
      <text:p text:style-name="P7">Cette commande lance un environnement de développement local (généralement à l'adresse http://localhost:8080) </text:p>
      <text:p text:style-name="P9">devtools pour vue <text:a xlink:type="simple" xlink:href="https://github.com/vuejs/devtools" text:style-name="Internet_20_link" text:visited-style-name="Visited_20_Internet_20_Link">https://github.com/vuejs/devtools</text:a></text:p>
      <text:p text:style-name="P9"/>
      <text:p text:style-name="P12"><text:bookmark text:name="r-6862966"/><text:bookmark text:name="r-6862958"/><text:bookmark text:name="r-6862959"/>comment installer Vue CLI ;</text:p>
      <text:list xml:id="list2570253848" text:style-name="L5">
        <text:list-item>
          <text:p text:style-name="P25"><text:bookmark text:name="r-6862961"/><text:bookmark text:name="r-6862960"/>    <text:span text:style-name="T17">comment créer une nouvelle application Vue avec Vue CLI ;</text:span></text:p>
        </text:list-item>
        <text:list-item>
          <text:p text:style-name="P25"><text:bookmark text:name="r-6862963"/><text:bookmark text:name="r-6862962"/>    <text:span text:style-name="T17">comment configurer une application Vue avec Vue CLI ;</text:span></text:p>
        </text:list-item>
        <text:list-item>
          <text:p text:style-name="P25"><text:bookmark text:name="r-6862965"/><text:bookmark text:name="r-6862964"/>    <text:span text:style-name="T17">comment sont structurées les applications générées par Vue CLI.</text:span></text:p>
        </text:list-item>
      </text:list>
      <text:p text:style-name="Text_20_body"><text:line-break/><text:bookmark text:name="r-6863267"/><text:span text:style-name="T1">Pour résoudre ce problème, le concept de composants a été popularisé. Ils permettent d'encapsuler un ensemble d'éléments HTML, de façon réutilisable et facilement maintenable.</text:span></text:p>
      <text:p text:style-name="P15"><text:bookmark text:name="r-6908771"/>L'architecture basée sur les composants est l'un des éléments les plus importants du développement frontend, car c'est elle qui fournit les bases pour des applications scalables (c'est-à-dire qui peuvent être déployées à une grande échelle) et maintenables. Prenons un exemple pour voir comment les composants fonctionnent.</text:p>
      <text:p text:style-name="P14"><text:bookmark text:name="r-6906202"/>es composants monofichiers vous permettent de créer des éléments HTML personnalisés qui encapsulent leur comportement d'une manière facilement maintenable. Ils constituent l'une des meilleures caractéristiques de Vue et peuvent être identifiés par leur extension .vue. Ils sont composés de trois blocs primaires :</text:p>
      <text:list xml:id="list1362718847" text:style-name="L6">
        <text:list-item>
          <text:p text:style-name="P21"><text:bookmark text:name="r-6863424"/><text:bookmark text:name="r-6863419"/><text:bookmark text:name="r-6863418"/>Script - où vit votre JavaScript ;</text:p>
        </text:list-item>
        <text:list-item>
          <text:p text:style-name="P21"><text:bookmark text:name="r-6863421"/><text:bookmark text:name="r-6863420"/>Template - où vit votre HTML ;</text:p>
        </text:list-item>
        <text:list-item>
          <text:p text:style-name="P21"><text:bookmark text:name="r-6863423"/><text:bookmark text:name="r-6863422"/>Style - où vit votre CSS.</text:p>
        </text:list-item>
      </text:list>
      <text:p text:style-name="Text_20_body">components: {</text:p>
      <text:p text:style-name="Text_20_body"><text:tab/><text:tab/>HomeLink</text:p>
      <text:p text:style-name="Text_20_body"><text:tab/>}</text:p>
      <text:p text:style-name="P16"><text:soft-page-break/><text:span text:style-name="T14"> </text:span><text:span text:style-name="T1">j'utilise la notation abrégée ES6 pour définir les paires clé-valeur des objets. En ne définissant la valeur que comme une seule variable, JavaScript comprend qu'il faut la décomposer en :  </text:span><text:span text:style-name="Source_20_Text"><text:span text:style-name="T15">"HomeLink" : Homelink</text:span></text:span><text:span text:style-name="T1">).</text:span></text:p>
      <text:p text:style-name="P17"/>
      <text:p text:style-name="P17"/>
      <text:p text:style-name="P17"/>
      <text:p text:style-name="P17"/>
      <text:p text:style-name="P16"><text:span text:style-name="T1">Imaginez si vous pouviez configurer les composants. Eh bien, c'est possible grâce aux </text:span><text:span text:style-name="Source_20_Text"><text:span text:style-name="T15">props</text:span></text:span></text:p>
      <text:p text:style-name="P16"><text:span text:style-name="Source_20_Text"><text:span text:style-name="T15">Props</text:span></text:span><text:span text:style-name="Source_20_Text"><text:span text:style-name="T3">  est un attribut que vous pouvez définir au niveau du composant qui sera transmis directement au template.</text:span></text:span></text:p>
      <text:p text:style-name="P16"><text:span text:style-name="Source_20_Text"><text:span text:style-name="T3"/></text:span></text:p>
      <text:p text:style-name="P16"><text:bookmark text:name="r-6863523"/><text:bookmark text:name="r-6863515"/><text:bookmark text:name="r-6863516"/><text:span text:style-name="Source_20_Text"><text:span text:style-name="T7">identifier des composants sur une page web ;</text:span></text:span></text:p>
      <text:list xml:id="list54459388" text:style-name="L7">
        <text:list-item>
          <text:p text:style-name="P22"><text:bookmark text:name="r-6863518"/><text:bookmark text:name="r-6863517"/>créer des composants avec des composants monofichiers ;</text:p>
        </text:list-item>
        <text:list-item>
          <text:p text:style-name="P22"><text:bookmark text:name="r-6863520"/><text:bookmark text:name="r-6863519"/>utiliser des composants dans d'autres composants ;</text:p>
        </text:list-item>
        <text:list-item>
          <text:p text:style-name="P22"><text:bookmark text:name="r-6863522"/><text:bookmark text:name="r-6863521"/>transférer des données dans des composants avec les props.</text:p>
        </text:list-item>
      </text:list>
      <text:p text:style-name="P16"><text:span text:style-name="Source_20_Text"><text:span text:style-name="T3"/></text:span></text:p>
      <text:h text:style-name="P18" text:outline-level="2"><text:span text:style-name="Source_20_Text"><text:span text:style-name="T3">Gérez la navigation de votre application avec le routeur Vue</text:span></text:span></text:h>
      <text:p text:style-name="P16"><text:span text:style-name="Source_20_Text"><text:span text:style-name="T3"/></text:span></text:p>
      <text:p text:style-name="P16"><text:span text:style-name="Source_20_Text"><text:span text:style-name="T3"/></text:span></text:p>
      <text:p text:style-name="P16"><text:span text:style-name="Source_20_Text"><text:span text:style-name="T3">vue add router </text:span></text:span><text:span text:style-name="Source_20_Text"><text:span text:style-name="T4">pour installer le systeme de routage de vue</text:span></text:span></text:p>
      <text:p text:style-name="P16"><text:span text:style-name="Source_20_Text"><text:span text:style-name="T4"/></text:span></text:p>
      <text:p text:style-name="P16"><text:bookmark text:name="r-6863634"/><text:span text:style-name="Source_20_Text"><text:span text:style-name="T4">Chaque objet route contient trois propriétés clés :</text:span></text:span></text:p>
      <text:list xml:id="list3565197681" text:style-name="L8">
        <text:list-item>
          <text:p text:style-name="P23"><text:bookmark text:name="r-6863571"/><text:bookmark text:name="r-6863566"/><text:bookmark text:name="r-6863565"/>path (chemin) - l'URL correspondant au composant ;</text:p>
        </text:list-item>
        <text:list-item>
          <text:p text:style-name="P23"><text:bookmark text:name="r-6863568"/><text:bookmark text:name="r-6863567"/>name (nom) - le nom de cette route pour l'étiquetage et le débuggage ;</text:p>
        </text:list-item>
        <text:list-item>
          <text:p text:style-name="P23"><text:bookmark text:name="r-6863570"/><text:bookmark text:name="r-6863569"/>component (composant) - le composant qui doit s'afficher lorsque le path est trouvé.</text:p>
        </text:list-item>
      </text:list>
      <text:p text:style-name="P16"><text:bookmark text:name="r-6863578"/><text:bookmark text:name="r-6863574"/><text:bookmark text:name="r-6863575"/><text:span text:style-name="Source_20_Text"><text:span text:style-name="T12">&lt;router-view&gt;&lt;/router-view&gt;</text:span></text:span><text:span text:style-name="Source_20_Text"><text:span text:style-name="T8">  - il définit la zone de la page dans laquelle apparaîtra le composant que nous définissons dans chaque route. Il est particulièrement important si vous imbriquez des vues les unes dans les autres ;</text:span></text:span></text:p>
      <text:list xml:id="list4268419092" text:style-name="L9">
        <text:list-item>
          <text:p text:style-name="P34"><text:bookmark text:name="r-6863577"/><text:bookmark text:name="r-6863576"/><text:span text:style-name="Source_20_Text"><text:span text:style-name="T11">&lt;router-link&gt;&lt;/router-link&gt;</text:span></text:span><text:span text:style-name="T6">  - similaire à la balise  </text:span><text:span text:style-name="Source_20_Text"><text:span text:style-name="T11">anchor</text:span></text:span><text:span text:style-name="T6">  en HTML, ce composant permet également la navigation de l'utilisateur dans l'application. Cependant, il est privilégié par rapport à l'utilisation d'une balise d'ancrage standard, car il dispose de fonctionnalités </text:span><text:soft-page-break/><text:span text:style-name="T6">intégrées, comme le fait qu'il évite de recharger systématiquement la page.</text:span></text:p>
        </text:list-item>
      </text:list>
      <text:p text:style-name="P16"><text:span text:style-name="Source_20_Text"><text:span text:style-name="T4"/></text:span></text:p>
      <text:p text:style-name="P16"><text:bookmark text:name="r-6863608"/><text:bookmark text:name="r-6863600"/><text:bookmark text:name="r-6863601"/><text:span text:style-name="Source_20_Text"><text:span text:style-name="T8">    installer Vue Router sur votre application Vue CLI sans le mode history ;</text:span></text:span></text:p>
      <text:list xml:id="list2071050966" text:style-name="L10">
        <text:list-item>
          <text:p text:style-name="P26"><text:bookmark text:name="r-6863603"/><text:bookmark text:name="r-6863602"/>    <text:span text:style-name="T17">configurer des routes ;</text:span></text:p>
        </text:list-item>
        <text:list-item>
          <text:p text:style-name="P35"><text:bookmark text:name="r-6863605"/><text:bookmark text:name="r-6863604"/><text:span text:style-name="T13">    </text:span><text:span text:style-name="T6">utiliser  </text:span><text:span text:style-name="Source_20_Text"><text:span text:style-name="T11">router-view</text:span></text:span><text:span text:style-name="T6">  et  </text:span><text:span text:style-name="Source_20_Text"><text:span text:style-name="T11">router-link</text:span></text:span><text:span text:style-name="T6">  pour gérer le routage ;</text:span></text:p>
        </text:list-item>
        <text:list-item>
          <text:p text:style-name="P26"><text:bookmark text:name="r-6863607"/><text:bookmark text:name="r-6863606"/>    <text:span text:style-name="T17">utiliser le matching dynamique de route pour vos pages personnalisées.</text:span></text:p>
        </text:list-item>
      </text:list>
      <text:p text:style-name="P24"><text:span text:style-name="T17"/></text:p>
      <text:p text:style-name="P16"><text:bookmark text:name="r-6863836"/><text:span text:style-name="Source_20_Text"><text:span text:style-name="T4">l existe 3 étapes majeures dans le cycle de vie d'un composant :</text:span></text:span></text:p>
      <text:list xml:id="list2463935428" text:style-name="L11">
        <text:list-item>
          <text:p text:style-name="P29"><text:bookmark text:name="r-6863780"/><text:bookmark text:name="r-6863775"/><text:bookmark text:name="r-6863774"/><text:span text:style-name="Strong_20_Emphasis"><text:span text:style-name="T9">Create</text:span></text:span><text:span text:style-name="T6"> - qui représente la durée pendant laquelle le composant est en construction.</text:span></text:p>
        </text:list-item>
        <text:list-item>
          <text:p text:style-name="P29"><text:bookmark text:name="r-6863777"/><text:bookmark text:name="r-6863776"/><text:span text:style-name="Strong_20_Emphasis"><text:span text:style-name="T9">Mount</text:span></text:span><text:span text:style-name="T6"> - qui représente le moment durant lequel le composant va être rendu sur notre page.</text:span></text:p>
        </text:list-item>
        <text:list-item>
          <text:p text:style-name="P29"><text:bookmark text:name="r-6863779"/><text:bookmark text:name="r-6863778"/><text:span text:style-name="Strong_20_Emphasis"><text:span text:style-name="T9">Destroy</text:span></text:span><text:span text:style-name="T6"> - qui représente le moment où le composant va être retiré de la page.</text:span></text:p>
        </text:list-item>
      </text:list>
      <text:p text:style-name="P16"><text:span text:style-name="Source_20_Text"><text:span text:style-name="T4">Pour résoudre ce problème de timing, les frameworks comme Vue proposent des </text:span></text:span><text:span text:style-name="Source_20_Text"><text:span text:style-name="Strong_20_Emphasis"><text:span text:style-name="T4">hooks de cycle de vie </text:span></text:span></text:span><text:span text:style-name="Source_20_Text"><text:span text:style-name="T4">(life cycle hooks)</text:span></text:span></text:p>
      <text:p text:style-name="P16"><text:span text:style-name="Source_20_Text"><text:span text:style-name="T4"/></text:span></text:p>
      <text:p text:style-name="P16"><text:span text:style-name="Source_20_Text"><text:span text:style-name="T4">&lt;script&gt;</text:span></text:span></text:p>
      <text:p text:style-name="P16"><text:span text:style-name="Source_20_Text"><text:span text:style-name="T4"><text:s text:c="4"/>export default {</text:span></text:span></text:p>
      <text:p text:style-name="P16"><text:span text:style-name="Source_20_Text"><text:span text:style-name="T4"><text:s text:c="8"/>data: { msg: 'Bonjour !' },</text:span></text:span></text:p>
      <text:p text:style-name="P16"><text:span text:style-name="Source_20_Text"><text:span text:style-name="T4"><text:s text:c="8"/>beforeCreate() { console.log('Je ne suis pas encore <text:s/>créé') },</text:span></text:span></text:p>
      <text:p text:style-name="P16"><text:span text:style-name="Source_20_Text"><text:span text:style-name="T4"><text:s text:c="8"/>created() { console.log('Je suis créé !') },</text:span></text:span></text:p>
      <text:p text:style-name="P16"><text:span text:style-name="Source_20_Text"><text:span text:style-name="T4"><text:s text:c="8"/>beforeMount() { console.log('Je vais bientôt être monté sur le DOM!') },</text:span></text:span></text:p>
      <text:p text:style-name="P16"><text:span text:style-name="Source_20_Text"><text:span text:style-name="T4"><text:s text:c="8"/>mounted() { console.log('Je suis monté sur le DOM!') },</text:span></text:span></text:p>
      <text:p text:style-name="P16"><text:span text:style-name="Source_20_Text"><text:span text:style-name="T4"><text:s text:c="8"/>beforeDestroy() { console.log('Je suis sur le point de disparaître du DOM !') },</text:span></text:span></text:p>
      <text:p text:style-name="P16"><text:span text:style-name="Source_20_Text"><text:span text:style-name="T4"><text:s text:c="8"/>destroyed() { console.log('Je suis supprimé') }</text:span></text:span></text:p>
      <text:p text:style-name="P16"><text:span text:style-name="Source_20_Text"><text:span text:style-name="T4"><text:s text:c="4"/>}</text:span></text:span></text:p>
      <text:p text:style-name="P16"><text:span text:style-name="Source_20_Text"><text:span text:style-name="T4">&lt;/script&gt;</text:span></text:span></text:p>
      <text:p text:style-name="P16"><text:span text:style-name="Source_20_Text"><text:span text:style-name="T4"/></text:span></text:p>
      <text:p text:style-name="P16"><text:bookmark text:name="r-6863858"/><text:span text:style-name="Source_20_Text"><text:span text:style-name="T4">Fort de vos nouvelles connaissances sur les hooks de cycle de vie, vous pouvez maintenant :</text:span></text:span></text:p>
      <text:list xml:id="list1954008227" text:style-name="L12">
        <text:list-item>
          <text:p text:style-name="P27"><text:bookmark text:name="r-6863824"/><text:bookmark text:name="r-6863821"/><text:bookmark text:name="r-6863820"/><text:soft-page-break/>    <text:span text:style-name="T17">définir une stratégie pour fixer le meilleur moment auquel un code donné va s'exécuter ;</text:span></text:p>
        </text:list-item>
        <text:list-item>
          <text:p text:style-name="P27"><text:bookmark text:name="r-6863823"/><text:bookmark text:name="r-6863822"/>    <text:span text:style-name="T17">implémenter des hooks de cycle de vie dans votre application en cas de besoin.</text:span></text:p>
        </text:list-item>
      </text:list>
      <text:p text:style-name="P16"><text:bookmark text:name="r-6864090"/><text:bookmark text:name="r-6864082"/><text:bookmark text:name="r-6864083"/><text:span text:style-name="Source_20_Text"><text:span text:style-name="T8">    créer et configurer une nouvelle application Vue à l'aide de </text:span></text:span><text:span text:style-name="Source_20_Text"><text:span text:style-name="Strong_20_Emphasis"><text:span text:style-name="T10">Vue CLI</text:span></text:span></text:span><text:span text:style-name="Source_20_Text"><text:span text:style-name="T8"> ;</text:span></text:span></text:p>
      <text:list xml:id="list1099044620" text:style-name="L13">
        <text:list-item>
          <text:p text:style-name="P30"><text:bookmark text:name="r-6864085"/><text:bookmark text:name="r-6864084"/><text:span text:style-name="T13">    </text:span><text:span text:style-name="T6">construire une application en l'architecturant avec </text:span><text:span text:style-name="Strong_20_Emphasis"><text:span text:style-name="T9">des composants</text:span></text:span><text:span text:style-name="T6"> ;</text:span></text:p>
        </text:list-item>
        <text:list-item>
          <text:p text:style-name="P30"><text:bookmark text:name="r-6864087"/><text:bookmark text:name="r-6864086"/><text:span text:style-name="T13">    </text:span><text:span text:style-name="T6">ajouter et configurer </text:span><text:span text:style-name="Strong_20_Emphasis"><text:span text:style-name="T9">Vue Router</text:span></text:span><text:span text:style-name="T6"> dans votre application ;</text:span></text:p>
        </text:list-item>
        <text:list-item>
          <text:p text:style-name="P30"><text:bookmark text:name="r-6864089"/><text:bookmark text:name="r-6864088"/><text:span text:style-name="T13">    </text:span><text:span text:style-name="T6">utiliser des </text:span><text:span text:style-name="Strong_20_Emphasis"><text:span text:style-name="T9">hooks de cycle de vie</text:span></text:span><text:span text:style-name="T6"> pour déterminer quand votre code doit s'exécuter.</text:span></text:p>
        </text:list-item>
      </text:list>
      <text:p text:style-name="P16"><text:span text:style-name="Source_20_Text"><text:span text:style-name="T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2:31:09.890790774</meta:creation-date>
    <dc:date>2022-07-10T14:19:54.657046223</dc:date>
    <meta:editing-duration>PT16H17M6S</meta:editing-duration>
    <meta:editing-cycles>10</meta:editing-cycles>
    <meta:generator>LibreOffice/6.4.7.2$Linux_X86_64 LibreOffice_project/40$Build-2</meta:generator>
    <meta:document-statistic meta:table-count="0" meta:image-count="0" meta:object-count="0" meta:page-count="6" meta:paragraph-count="96" meta:word-count="1130" meta:character-count="7072" meta:non-whitespace-character-count="5930"/>
  </office:meta>
</office:document-meta>
</file>